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_5f_chaptertitle" style:master-page-name="Standard">
      <style:paragraph-properties style:page-number="1"/>
    </style:style>
    <style:style style:name="P2" style:family="paragraph" style:parent-style-name="_5f_body_20_text" style:list-style-name="L1">
      <style:text-properties fo:font-weight="bold" style:font-weight-asian="bold" style:font-weight-complex="bold"/>
    </style:style>
    <style:style style:name="P3" style:family="paragraph" style:parent-style-name="_5f_body_20_text">
      <style:text-properties fo:font-weight="bold" style:font-weight-asian="bold" style:font-weight-complex="bold"/>
    </style:style>
    <style:style style:name="P4" style:family="paragraph" style:parent-style-name="_5f_body_20_text" style:list-style-name="L1">
      <style:text-properties fo:font-weight="normal" style:font-weight-asian="normal" style:font-weight-complex="normal"/>
    </style:style>
    <style:style style:name="P5" style:family="paragraph" style:parent-style-name="_5f_body_20_text" style:list-style-name="L1"/>
    <style:style style:name="P6" style:family="paragraph" style:parent-style-name="_5f_body_20_text">
      <style:paragraph-properties fo:margin-left="0in" fo:margin-right="0in" fo:text-indent="0in" style:auto-text-indent="false"/>
    </style:style>
    <style:style style:name="P7" style:family="paragraph" style:parent-style-name="_5f_body_20_text" style:list-style-name="L2"/>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text:line-break/>Installing Dabo</text:p>
      <text:p text:style-name="_5f_intro">This chapter details the process for getting your computer set up for developing applications using Dabo. While these instructions would work for your deployment targets as well, there are better ways to deploy applications than by using the instructions here. Dabo has dependencies on a number of external libraries, and while developing your applications you'll want to keep all those libraries - and Dabo - as current as possible. For deployment, you want better control over the versions in use. Deploying applications is covered in &lt;xref linkend="dabo-ap-b"/&gt;.</text:p>
      <text:p text:style-name="_5f_subhead_20_1">Downloading and Installing</text:p>
      <text:p text:style-name="_5f_first_20_paragraph">Dabo has dependencies on a number of external libraries, and those dependencies will vary depending on your choice of database and user-interface library. In general, you will want to install, in this order:</text:p>
      <text:p text:style-name="_5f_body_20_text"/>
      <text:list text:style-name="L1">
        <text:list-item>
          <text:list>
            <text:list-item>
              <text:p text:style-name="P2">Python <text:span text:style-name="T1">(the most recent stable version available). Python is available for download from http://www.python.org. Follow the instructions there for installation instructions</text:span><text:span text:style-name="T1"><text:note text:id="ftn0" text:note-class="footnote"><text:note-citation>1</text:note-citation><text:note-body><text:p text:style-name="P3"><text:span text:style-name="T1">Because installation instructions for external dependencies are subject to change and out of the control of Dabo, it is best to refer the reader directly to the authority for that external dependency, instead of trying to provide exhaustive instructions here.</text:span></text:p></text:note-body></text:note></text:span><text:span text:style-name="T1"> for your platform. Python is certainly already installed on your Linux or Macintosh system, but for Windows you may find that you need to install it yourself. No matter what, please check to see if the version you have is relatively recent and if not you should download and install the most recent stable Python release.</text:span></text:p>
              <text:p text:style-name="P4"/>
            </text:list-item>
            <text:list-item>
              <text:p text:style-name="P5"><text:span text:style-name="T2">MySQL Client</text:span>.<text:note text:id="ftn1" text:note-class="footnote"><text:note-citation>2</text:note-citation><text:note-body><text:p text:style-name="_5f_body_20_text">MySQL is not required for Dabo, but all the examples in this book and most of the demos included with Dabo use MySQL. So while your ultimate project may not use MySQL, please install it anyway so that you can follow along and learn how to use Dabo.</text:p></text:note-body></text:note> MySQL is available for download from http://www.mysql.com. Download the most recent stable version available. If you already have a MySQL server installed somewhere on your network available to you (and you have the rights to create and drop databases), only the client is required. Otherwise, also install the server so that you'll be able to follow along with some later examples.</text:p>
              <text:p text:style-name="P5"/>
            </text:list-item>
            <text:list-item>
              <text:p text:style-name="P5"><text:span text:style-name="T2">MySQLdb</text:span>. This is the Python db-api wrapper that allows your Python code to talk to the MySQL client library. This is an easy install using the standard Python distutils<text:note text:id="ftn2" text:note-class="footnote"><text:note-citation>3</text:note-citation><text:note-body><text:p text:style-name="P6">Without concerning yourself with the details, most Python third-party packages use distutils. What this means for you is that all you need to do to install the library is to enter the command python setup.py install from within the directory in which you expanded the downloaded library.</text:p></text:note-body></text:note> method. Download MySQLdb from http://sourceforge.net/projects/mysql-python. Get the latest stable version.</text:p>
            </text:list-item>
            <text:list-item>
              <text:p text:style-name="P5"><text:span text:style-name="T2">wxPython</text:span>. This is the standard user-interface toolkit for Dabo, and at the time of this writing is required for building applications that present an interface to the user. In the future, Dabo will support other user-interface toolkits as well, but for now the only supported toolkit is wxPython. wxPython is in a state of rapid development, so it is best to stay as current as you can with it. Download and install the most recent stable version from <text:a xlink:type="simple" xlink:href="http://www.wxpython.org/">http://www.wxpython.org</text:a>.<text:line-break/></text:p>
            </text:list-item>
            <text:list-item>
              <text:p text:style-name="P5"><text:span text:style-name="T2">Dabo</text:span>. Get the most recent version of Dabo from http://dabodev.com. Be sure to get the main Dabo package as well as dabodemo and daboIDE. Like MySQLdb, Dabo uses distutils so a simple python setup.py install should get Dabo into your Python installation's site-packages directory, which is where all third-party libraries for Python are normally installed.<text:line-break/></text:p>
            </text:list-item>
          </text:list>
        </text:list-item>
      </text:list>
      <text:p text:style-name="_5f_subhead_20_1">Testing Your Installation</text:p>
      <text:p text:style-name="_5f_first_20_paragraph">Now that you've downloaded and installed all the prerequisites, you need to run some tests to be reasonably sure everything is installed correctly. The tests involve interacting with your operating system's command line, which as a developer you really should try to get familiar with.</text:p>
      <text:p text:style-name="_5f_body_20_text"/>
      <text:list text:style-name="L2">
        <text:list-item>
          <text:p text:style-name="P7"><text:span text:style-name="T2">Microsoft Windows</text:span>: Go to Start|Run and type 'cmd' &lt;enter&gt;.</text:p>
        </text:list-item>
        <text:list-item>
          <text:p text:style-name="P7"><text:span text:style-name="T2">Apple Macintosh</text:span>: Navigate to your Applictions/Utilities directory and double-click on the Terminal application.</text:p>
        </text:list-item>
        <text:list-item>
          <text:p text:style-name="P7"><text:span text:style-name="T2">Linux/UNIX</text:span>: Different distributions put this in different places. Look for xterm, terminal, or command-line in your desktop menu system.</text:p>
        </text:list-item>
      </text:list>
      <text:p text:style-name="P6"><text:tab/></text:p>
      <text:p text:style-name="_5f_body_20_text">Open up your command line, and type python. You should get output like:</text:p>
      <text:p text:style-name="_5f_code_20_first_20_line">[pmcnett@sol book]$ python</text:p>
      <text:p text:style-name="_5f_code">Python 2.3.2 (#1, Oct <text:s/>6 2003, 10:07:16)</text:p>
      <text:p text:style-name="_5f_code">[GCC 3.2.2 20030222 (Red Hat Linux 3.2.2-5)] on linux2</text:p>
      <text:p text:style-name="_5f_code">Type "help", "copyright", "credits" or "license" for more information.</text:p>
      <text:p text:style-name="_5f_code_20_last_20_line">&gt;&gt;&gt;</text:p>
      <text:p text:style-name="_5f_body_20_text">You are now inside Python's command interpreter. Test to make sure that &lt;application&gt;MySQLdb&lt;/application&gt;, &lt;application&gt;wxPython&lt;/application&gt;, and &lt;application&gt;dabo&lt;/application&gt; load correctly. If there are no errors, they are installed correctly.</text:p>
      <text:p text:style-name="_5f_body_20_text"/>
      <text:p text:style-name="_5f_code_20_first_20_line">&gt;&gt;&gt; import MySQLdb</text:p>
      <text:p text:style-name="_5f_code">&gt;&gt;&gt; import wx</text:p>
      <text:p text:style-name="_5f_code">&gt;&gt;&gt; import dabo</text:p>
      <text:p text:style-name="_5f_code">Dabo Info Log: Thu Sep <text:s/>9 19:16:23 2004: No default UI set. (DABO_DEFAULT_UI)</text:p>
      <text:p text:style-name="_5f_code_20_last_20_line">&gt;&gt;&gt;</text:p>
      <text:p text:style-name="_5f_body_20_text">The message from &lt;application&gt;dabo&lt;/application&gt; is normal, and no errors happened during the import of the other packages, so everything is set up correctly on my system. </text:p>
      <text:p text:style-name="_5f_body_20_text"><text:tab/></text:p>
      <text:p text:style-name="_5f_subhead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1" fo:font-size="14pt" fo:font-weight="bold" style:letter-kerning="true" style:font-size-asian="14pt" style:font-weight-asian="bold"/>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style:style>
    <style:style style:name="_5f_body_20_text" style:display-name="_body text" style:family="paragraph" style:parent-style-name="Standard">
      <style:paragraph-properties fo:margin-left="0in" fo:margin-right="0in" fo:text-indent="0.25in" style:auto-text-indent="false">
        <style:tab-stops>
          <style:tab-stop style:position="0.25in"/>
          <style:tab-stop style:position="0.5in"/>
          <style:tab-stop style:position="0.75in"/>
        </style:tab-stops>
      </style:paragraph-properties>
    </style:style>
    <style:style style:name="_5f_chaptertitle" style:display-name="_chaptertitle" style:family="paragraph" style:parent-style-name="_5f_body_20_text" style:next-style-name="_5f_intro">
      <style:paragraph-properties fo:text-align="end" style:justify-single-word="false"/>
      <style:text-properties style:font-name="Arial1" fo:font-size="24pt" fo:font-weight="bold" style:font-size-asian="24pt" style:font-weight-asian="bold"/>
    </style:style>
    <style:style style:name="_5f_intro" style:display-name="_intro" style:family="paragraph" style:parent-style-name="_5f_body_20_text" style:next-style-name="_5f_first_20_paragraph">
      <style:paragraph-properties fo:margin-left="0in" fo:margin-right="0in" fo:margin-top="0.1665in" fo:margin-bottom="0.1665in" fo:text-indent="0in" style:auto-text-indent="false"/>
      <style:text-properties style:font-name="Arial1" fo:font-size="9pt" fo:font-weight="bold" style:font-size-asian="9pt" style:font-weight-asian="bold"/>
    </style:style>
    <style:style style:name="_5f_first_20_paragraph" style:display-name="_first paragraph" style:family="paragraph" style:parent-style-name="_5f_body_20_text" style:next-style-name="_5f_body_20_text">
      <style:paragraph-properties fo:margin-left="0in" fo:margin-right="0in" fo:text-indent="0in" style:auto-text-indent="false"/>
    </style:style>
    <style:style style:name="_5f_subhead_20_1" style:display-name="_subhead 1" style:family="paragraph" style:parent-style-name="_5f_body_20_text" style:next-style-name="_5f_first_20_paragraph">
      <style:paragraph-properties fo:margin-left="0in" fo:margin-right="0in" fo:margin-top="0.1665in" fo:margin-bottom="0in" fo:text-indent="0in" style:auto-text-indent="false" fo:keep-with-next="always"/>
      <style:text-properties style:font-name="Arial1" fo:font-size="14pt" fo:font-weight="bold" style:font-size-asian="14pt" style:font-weight-asian="bold"/>
    </style:style>
    <style:style style:name="_5f_subhead_20_2" style:display-name="_subhead 2" style:family="paragraph" style:parent-style-name="_5f_subhead_20_1" style:next-style-name="_5f_first_20_paragraph">
      <style:text-properties fo:font-size="12pt" style:font-size-asian="12pt"/>
    </style:style>
    <style:style style:name="_5f_subhead_20_3" style:display-name="_subhead 3" style:family="paragraph" style:parent-style-name="_5f_subhead_20_2" style:next-style-name="_5f_first_20_paragraph">
      <style:text-properties fo:font-size="10pt" style:font-size-asian="10pt"/>
    </style:style>
    <style:style style:name="_5f_figure_20_caption" style:display-name="_figure caption" style:family="paragraph" style:parent-style-name="_5f_body_20_text" style:next-style-name="_5f_body_20_text">
      <style:paragraph-properties fo:margin-left="0in" fo:margin-right="0in" fo:margin-top="0in" fo:margin-bottom="0.1665in" fo:text-indent="0in" style:auto-text-indent="false"/>
      <style:text-properties style:font-name="Arial1" fo:font-style="italic" style:font-style-asian="italic"/>
    </style:style>
    <style:style style:name="_5f_table_20_caption" style:display-name="_table caption" style:family="paragraph" style:parent-style-name="_5f_body_20_text" style:next-style-name="_5f_table_20_column_20_head">
      <style:paragraph-properties fo:margin-left="0in" fo:margin-right="0in" fo:margin-top="0.1665in" fo:margin-bottom="0.1665in" fo:text-indent="0in" style:auto-text-indent="false"/>
      <style:text-properties style:font-name="Arial1" fo:font-style="italic" style:font-style-asian="italic"/>
    </style:style>
    <style:style style:name="_5f_table_20_text" style:display-name="_table text" style:family="paragraph" style:parent-style-name="_5f_body_20_text">
      <style:paragraph-properties fo:margin-left="0in" fo:margin-right="0in" fo:text-indent="0in" style:auto-text-indent="false"/>
      <style:text-properties style:font-name="Arial1"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listing_20_caption" style:display-name="_listing caption" style:family="paragraph" style:parent-style-name="_5f_body_20_text" style:next-style-name="_5f_code_20_first_20_line">
      <style:paragraph-properties fo:margin-left="0in" fo:margin-right="0in" fo:margin-top="0.1665in" fo:margin-bottom="0in" fo:text-indent="0in" style:auto-text-indent="false"/>
      <style:text-properties style:font-name="Arial1" fo:font-style="italic" style:font-style-asian="italic"/>
    </style:style>
    <style:style style:name="_5f_code" style:display-name="_code" style:family="paragraph" style:parent-style-name="_5f_body_20_text">
      <style:paragraph-properties fo:margin-left="0in" fo:margin-right="0in" fo:text-indent="0in" style:auto-text-indent="false">
        <style:tab-stops>
          <style:tab-stop style:position="0.1252in"/>
          <style:tab-stop style:position="0.5in"/>
          <style:tab-stop style:position="0.75in"/>
        </style:tab-stops>
      </style:paragraph-properties>
      <style:text-properties style:font-name="Courier New" fo:font-size="8pt" fo:language="none" fo:country="none" fo:font-weight="bold" style:font-size-asian="8pt" style:language-asian="none" style:country-asian="none" style:font-weight-asian="bold"/>
    </style:style>
    <style:style style:name="_5f_code_20_first_20_line" style:display-name="_code first line" style:family="paragraph" style:parent-style-name="_5f_code" style:next-style-name="_5f_code">
      <style:paragraph-properties fo:margin-top="0.1665in" fo:margin-bottom="0in"/>
    </style:style>
    <style:style style:name="_5f_sidebar_20_text" style:display-name="_sidebar text" style:family="paragraph" style:parent-style-name="_5f_body_20_text" style:next-style-name="_5f_body_20_text">
      <style:paragraph-properties fo:margin-left="0.25in" fo:margin-right="0in" fo:text-indent="0in" style:auto-text-indent="false"/>
      <style:text-properties style:font-name="Arial1" fo:font-size="9pt" style:font-size-asian="9pt"/>
    </style:style>
    <style:style style:name="_5f_sidebar_20_headline" style:display-name="_sidebar headline" style:family="paragraph" style:parent-style-name="_5f_body_20_text" style:next-style-name="_5f_sidebar_20_text">
      <style:paragraph-properties fo:margin-left="0in" fo:margin-right="0in" fo:text-indent="0in" style:auto-text-indent="false"/>
      <style:text-properties style:font-name="Arial1" fo:font-size="18pt" fo:font-weight="bold" style:font-size-asian="18pt" style:font-weight-asian="bold"/>
    </style:style>
    <style:style style:name="_5f_subhead_20_4" style:display-name="_subhead 4" style:family="paragraph" style:parent-style-name="_5f_subhead_20_3" style:next-style-name="_5f_first_20_paragraph">
      <style:text-properties fo:font-style="italic" style:font-style-asian="italic"/>
    </style:style>
    <style:style style:name="_5f_note" style:display-name="_note" style:family="paragraph" style:parent-style-name="_5f_body_20_text" style:next-style-name="_5f_body_20_text">
      <style:paragraph-properties fo:margin-left="0.25in" fo:margin-right="0in" fo:margin-top="0in" fo:margin-bottom="0.1665in" fo:text-indent="0in" style:auto-text-indent="false"/>
      <style:text-properties style:font-name="Arial1" fo:font-style="italic" style:font-style-asian="italic"/>
    </style:style>
    <style:style style:name="_5f_code_20_last_20_line" style:display-name="_code last line" style:family="paragraph" style:parent-style-name="_5f_code" style:next-style-name="_5f_body_20_text">
      <style:paragraph-properties fo:margin-top="0in" fo:margin-bottom="0.1665in"/>
    </style:style>
    <style:style style:name="_5f_figure" style:display-name="_figure" style:family="paragraph" style:parent-style-name="_5f_body_20_text" style:next-style-name="_5f_figure_20_caption">
      <style:paragraph-properties fo:margin-left="0in" fo:margin-right="0in" fo:margin-top="0.1665in" fo:margin-bottom="0in" fo:text-indent="0in" style:auto-text-indent="false" fo:keep-with-next="always"/>
    </style:style>
    <style:style style:name="_5f_table_20_text_20_last" style:display-name="_table text last" style:family="paragraph" style:parent-style-name="_5f_table_20_text" style:next-style-name="_5f_body_20_text">
      <style:paragraph-properties fo:margin-top="0in" fo:margin-bottom="0.1665in">
        <style:tab-stops>
          <style:tab-stop style:position="0.25in"/>
          <style:tab-stop style:position="0.5in"/>
        </style:tab-stops>
      </style:paragraph-properties>
    </style:style>
    <style:style style:name="_5f_note_20_icon" style:display-name="_note icon" style:family="paragraph" style:parent-style-name="_5f_body_20_text" style:next-style-name="_5f_note">
      <style:paragraph-properties fo:margin-top="0.1665in" fo:margin-bottom="0in" fo:keep-with-next="always"/>
    </style:style>
    <style:style style:name="_5f_code_20_one_20_line" style:display-name="_code one line" style:family="paragraph" style:parent-style-name="_5f_code" style:next-style-name="_5f_body_20_text">
      <style:paragraph-properties fo:margin-top="0.1665in" fo:margin-bottom="0.1665in"/>
    </style:style>
    <style:style style:name="QQ" style:family="paragraph" style:parent-style-name="_5f_body_20_text">
      <style:paragraph-properties fo:margin-top="0.0835in" fo:margin-bottom="0.0835in" fo:hyphenation-ladder-count="no-limit" fo:padding-left="0.0555in" fo:padding-right="0.0555in" fo:padding-top="0.0138in" fo:padding-bottom="0.0138in" fo:border="0.0008in solid #000000"/>
      <style:text-properties fo:font-style="italic" style:font-style-asian="italic" fo:hyphenate="false" fo:hyphenation-remain-char-count="2" fo:hyphenation-push-char-count="2"/>
    </style:style>
    <style:style style:name="_5f_list_20_step_20_first" style:display-name="_list step first" style:family="paragraph" style:parent-style-name="_5f_body_20_text" style:list-style-name="WW8Num13">
      <style:paragraph-properties fo:margin-left="0.5in" fo:margin-right="0in" fo:margin-top="0.0835in" fo:margin-bottom="0.0835in" fo:text-indent="0.25in" style:auto-text-indent="false"/>
    </style:style>
    <style:style style:name="_5f_list_20_step" style:display-name="_list step" style:family="paragraph" style:parent-style-name="_5f_list_20_step_20_first">
      <style:paragraph-properties fo:margin-top="0in" fo:margin-bottom="0.0835in"/>
    </style:style>
    <style:style style:name="_5f_list_20_step_20_last" style:display-name="_list step last" style:family="paragraph" style:parent-style-name="_5f_list_20_step_20_first" style:next-style-name="_5f_body_20_text">
      <style:paragraph-properties fo:margin-top="0in" fo:margin-bottom="0.1665in"/>
    </style:style>
    <style:style style:name="_5f_bullet_20_first" style:display-name="_bullet first" style:family="paragraph" style:parent-style-name="_5f_body_20_text" style:next-style-name="_5f_bullet" style:list-style-name="WW8Num12">
      <style:paragraph-properties fo:margin-top="0.0835in" fo:margin-bottom="0.0835in">
        <style:tab-stops>
          <style:tab-stop style:position="0.25in"/>
          <style:tab-stop style:position="0.5in"/>
        </style:tab-stops>
      </style:paragraph-properties>
    </style:style>
    <style:style style:name="_5f_bullet" style:display-name="_bullet" style:family="paragraph" style:parent-style-name="_5f_bullet_20_first">
      <style:paragraph-properties fo:margin-top="0in" fo:margin-bottom="0.0835in"/>
    </style:style>
    <style:style style:name="_5f_bullet_20_last" style:display-name="_bullet last" style:family="paragraph" style:parent-style-name="_5f_bullet_20_first" style:next-style-name="_5f_body_20_text">
      <style:paragraph-properties fo:margin-top="0in" fo:margin-bottom="0.1665in"/>
    </style:style>
    <style:style style:name="_5f_indented_20_text" style:display-name="_indented text" style:family="paragraph" style:parent-style-name="_5f_body_20_text">
      <style:paragraph-properties fo:margin-left="0.5in" fo:margin-right="0in" fo:margin-top="0in" fo:margin-bottom="0.0835in" fo:text-indent="0in" style:auto-text-indent="false"/>
    </style:style>
    <style:style style:name="_5f_bullet_20_indented" style:display-name="_bullet indented" style:family="paragraph" style:parent-style-name="_5f_bullet_20_first">
      <style:paragraph-properties fo:margin-left="1in" fo:margin-right="0in" fo:margin-top="0in" fo:margin-bottom="0.0835in" fo:text-indent="0.25in"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parent-style-name="WW-Default_20_Paragraph_20_Font">
      <style:text-properties fo:font-weight="bold" style:font-weight-asian="bold"/>
    </style:style>
    <style:style style:name="WW-Default_20_Paragraph_20_Font" style:display-name="WW-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St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5in" text:min-label-width="0.25in"/>
        <style:text-properties style:font-name="Symbol"/>
      </text:list-level-style-bullet>
      <text:list-level-style-bullet text:level="2" text:style-name="WW8Num17z1" style:num-suffix="." text:bullet-char="o">
        <style:list-level-properties text:space-before="1.25in" text:min-label-width="0.25in"/>
        <style:text-properties style:font-name="Courier New"/>
      </text:list-level-style-bullet>
      <text:list-level-style-bullet text:level="3" text:style-name="WW8Num17z2" style:num-suffix="." text:bullet-char="">
        <style:list-level-properties text:space-before="1.75in" text:min-label-width="0.25in"/>
        <style:text-properties style:font-name="Wingdings"/>
      </text:list-level-style-bullet>
      <text:list-level-style-bullet text:level="4" text:style-name="WW8Num17z0" style:num-suffix="." text:bullet-char="">
        <style:list-level-properties text:space-before="2.25in" text:min-label-width="0.25in"/>
        <style:text-properties style:font-name="Symbol"/>
      </text:list-level-style-bullet>
      <text:list-level-style-bullet text:level="5" text:style-name="WW8Num17z1" style:num-suffix="." text:bullet-char="o">
        <style:list-level-properties text:space-before="2.75in" text:min-label-width="0.25in"/>
        <style:text-properties style:font-name="Courier New"/>
      </text:list-level-style-bullet>
      <text:list-level-style-bullet text:level="6" text:style-name="WW8Num17z2" style:num-suffix="." text:bullet-char="">
        <style:list-level-properties text:space-before="3.25in" text:min-label-width="0.25in"/>
        <style:text-properties style:font-name="Wingdings"/>
      </text:list-level-style-bullet>
      <text:list-level-style-bullet text:level="7" text:style-name="WW8Num17z0" style:num-suffix="." text:bullet-char="">
        <style:list-level-properties text:space-before="3.75in" text:min-label-width="0.25in"/>
        <style:text-properties style:font-name="Symbol"/>
      </text:list-level-style-bullet>
      <text:list-level-style-bullet text:level="8" text:style-name="WW8Num17z1" style:num-suffix="." text:bullet-char="o">
        <style:list-level-properties text:space-before="4.25in" text:min-label-width="0.25in"/>
        <style:text-properties style:font-name="Courier New"/>
      </text:list-level-style-bullet>
      <text:list-level-style-bullet text:level="9" text:style-name="WW8Num1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style:font-name="Courier New"/>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style:font-name="Courier New"/>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style:font-name="Courier New"/>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fo:padding-left="0in" fo:padding-right="0in" fo:padding-top="0in" fo:padding-bottom="0.0138in" fo:border-left="none" fo:border-right="none" fo:border-top="none" fo:border-bottom="0.0008in solid #000000"/>
    </style:style>
    <style:style style:name="P2" style:family="paragraph" style:parent-style-name="Header">
      <style:paragraph-properties fo:padding-left="0in" fo:padding-right="0in" fo:padding-top="0in" fo:padding-bottom="0.0138in" fo:border-left="none" fo:border-right="none" fo:border-top="none" fo:border-bottom="0.0008in solid #000000"/>
    </style:style>
    <style:style style:name="T1" style:family="text">
      <style:text-properties style:font-name="Arial1"/>
    </style:style>
    <style:style style:name="T2" style:family="text" style:parent-style-name="Page_20_Number">
      <style:text-properties style:font-name="Arial1" fo:font-weight="bold" style:font-weight-asian="bold"/>
    </style:style>
    <style:style style:name="T3" style:family="text" style:parent-style-name="Page_20_Number">
      <style:text-properties style:font-name="Arial1" fo:font-style="italic" fo:font-weight="bold" style:font-style-asian="italic" style:font-weight-asian="bold"/>
    </style:style>
    <style:page-layout style:name="pm1" style:page-usage="mirrored">
      <style:page-layout-properties fo:page-width="7in" fo:page-height="9in" style:num-format="1" style:print-orientation="portrait" fo:margin-top="0.4925in" fo:margin-bottom="0.5in" fo:margin-left="1in" fo:margin-right="0.6902in" style:writing-mode="lr-tb" style:layout-grid-color="#c0c0c0" style:layout-grid-lines="3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in"/>
      </style:header-style>
      <style:footer-style/>
    </style:page-layout>
    <style:page-layout style:name="pm2">
      <style:page-layout-properties fo:page-width="7in" fo:page-height="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Chapter X: XXX  </text:span><text:span text:style-name="T2"><text:page-number text:select-page="current">3</text:page-number></text:span></text:p>
      </style:header>
      <style:header-left>
        <text:p text:style-name="P2"><text:span text:style-name="Page_20_Number"><text:span text:style-name="T2"><text:page-number text:select-page="current">3</text:page-number></text:span></text:span><text:span text:style-name="Page_20_Number"><text:span text:style-name="T2">  </text:span></text:span><text:span text:style-name="Page_20_Number"><text:span text:style-name="Page_20_Number"><text:span text:style-name="T3">XXX</text:span></text:span></text:span></text:p>
      </style:header-left>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19T15:32:52</meta:creation-date>
    <dc:date>2006-01-19T19:11:35</dc:date>
    <dc:language>en-US</dc:language>
    <meta:editing-cycles>4</meta:editing-cycles>
    <meta:editing-duration>PT3H19M42S</meta:editing-duration>
    <meta:user-defined meta:name="Info 1"/>
    <meta:user-defined meta:name="Info 2"/>
    <meta:user-defined meta:name="Info 3"/>
    <meta:user-defined meta:name="Info 4"/>
    <meta:document-statistic meta:table-count="0" meta:image-count="0" meta:object-count="0" meta:page-count="3" meta:paragraph-count="34" meta:word-count="813" meta:character-count="5070"/>
  </office:meta>
</office:document-meta>
</file>